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4e5ff" draw:textarea-horizontal-align="justify" draw:textarea-vertical-align="middle" draw:auto-grow-height="false" fo:min-height="2.05cm" fo:min-width="4cm"/>
    </style:style>
    <style:style style:name="gr2" style:family="graphic" style:parent-style-name="standard">
      <style:graphic-properties draw:fill-color="#c4e5ff" draw:textarea-horizontal-align="justify" draw:textarea-vertical-align="middle" draw:auto-grow-height="false" fo:min-height="3.296cm" fo:min-width="9.892cm"/>
    </style:style>
    <style:style style:name="gr3" style:family="graphic" style:parent-style-name="standard">
      <style:graphic-properties draw:fill-color="#c4e5ff" draw:textarea-horizontal-align="justify" draw:textarea-vertical-align="middle" draw:auto-grow-height="false" fo:min-height="3.546cm" fo:min-width="16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3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3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45cm" fo:min-width="0cm"/>
    </style:style>
    <style:style style:name="P1" style:family="paragraph">
      <loext:graphic-properties draw:fill-color="#c4e5ff"/>
      <style:paragraph-properties fo:text-align="center"/>
    </style:style>
    <style:style style:name="P2" style:family="paragraph">
      <style:text-properties style:font-name="Liberation Mono" fo:font-size="14pt" style:font-size-asian="14pt" style:font-size-complex="14pt"/>
    </style:style>
    <style:style style:name="P3" style:family="paragraph">
      <style:paragraph-properties fo:line-height="115%"/>
      <style:text-properties style:font-name="Liberation Mono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Mon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6.9cm" svg:x="9cm" svg:y="1.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7cm" svg:height="5.8cm" draw:transform="rotate (-3.14159265358979) translate (22cm 14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4951.191106405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5cm" svg:height="5.7cm" draw:transform="rotate (-3.14159265358979) translate (26cm 19.918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3343.5462581496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4" draw:layer="layout" svg:width="8.9cm" svg:height="4.893cm" svg:x="9cm" svg:y="3.1cm">
          <draw:text-box>
            <text:p text:style-name="P2"><text:span text:style-name="T1"><text:s text:c="10"/></text:span><text:span text:style-name="T2">Anwendung</text:span></text:p>
            <text:p text:style-name="P2"><text:span text:style-name="T1"><text:s text:c="14"/></text:span><text:span text:style-name="T1">(SaaS)</text:span></text:p>
            <text:p text:style-name="P2"><text:span text:style-name="T1"/></text:p>
            <text:p text:style-name="P3"><text:span text:style-name="T3"><text:s text:c="6"/></text:span><text:span text:style-name="T3">-Software-</text:span><text:span text:style-name="T3">Samlungen</text:span></text:p>
            <text:p text:style-name="P3"><text:span text:style-name="T3"><text:s text:c="5"/></text:span><text:span text:style-name="T3">-"Software </text:span><text:span text:style-name="T3">on demand"</text:span></text:p>
            <text:p text:style-name="P3"><text:span text:style-name="T3"><text:s text:c="4"/></text:span><text:span text:style-name="T3">-Apple </text:span><text:span text:style-name="T3">iCloud, Google-</text:span></text:p>
            <text:p text:style-name="P3"><text:span text:style-name="T3"><text:s text:c="5"/></text:span><text:span text:style-name="T3">Drive, </text:span><text:span text:style-name="T3">Microsoft-</text:span></text:p>
            <text:p text:style-name="P3"><text:span text:style-name="T3"><text:s text:c="5"/></text:span><text:span text:style-name="T3">OneDrive, </text:span><text:span text:style-name="T3">ownCloud</text:span></text:p>
          </draw:text-box>
        </draw:frame>
        <draw:frame draw:style-name="gr5" draw:text-style-name="P7" draw:layer="layout" svg:width="16.9cm" svg:height="5.78cm" svg:x="5cm" svg:y="8.3cm">
          <draw:text-box>
            <text:p text:style-name="P5"><text:span text:style-name="T1"><text:s text:c="23"/></text:span><text:span text:style-name="T2">Plattform</text:span></text:p>
            <text:p text:style-name="P5"><text:span text:style-name="T1"><text:s text:c="27"/></text:span><text:span text:style-name="T1">(PaaS)</text:span></text:p>
            <text:p text:style-name="P5"><text:span text:style-name="T1"/></text:p>
            <text:p text:style-name="P6"><text:span text:style-name="T1"><text:s text:c="9"/></text:span><text:span text:style-name="T1">- Nutzungszugang von </text:span><text:span text:style-name="T1">Programmierungs-</text:span></text:p>
            <text:p text:style-name="P6"><text:span text:style-name="T1"><text:s text:c="11"/></text:span><text:span text:style-name="T1">Oder Laufzeitumgebungen</text:span></text:p>
            <text:p text:style-name="P6"><text:span text:style-name="T1"><text:s text:c="7"/></text:span><text:span text:style-name="T1">- flexible &amp; dynamisch </text:span><text:span text:style-name="T1">anpassbare Rechen-</text:span></text:p>
            <text:p text:style-name="P6"><text:span text:style-name="T1"><text:s text:c="9"/></text:span><text:span text:style-name="T1">und Datenkapazitäte</text:span></text:p>
            <text:p text:style-name="P6"><text:span text:style-name="T1"><text:s text:c="4"/></text:span><text:span text:style-name="T1">- Entwicklung oder Ausführung der </text:span><text:span text:style-name="T1">eigenen</text:span></text:p>
            <text:p text:style-name="P6"><text:span text:style-name="T1"><text:s text:c="6"/></text:span><text:span text:style-name="T1">Software-Anwendungen</text:span></text:p>
          </draw:text-box>
        </draw:frame>
        <draw:frame draw:style-name="gr6" draw:text-style-name="P7" draw:layer="layout" svg:width="24.9cm" svg:height="5.7cm" svg:x="1cm" svg:y="14.3cm">
          <draw:text-box>
            <text:p text:style-name="P5"><text:span text:style-name="T1"><text:s text:c="18"/></text:span><text:span text:style-name="T1"><text:s text:c="17"/></text:span><text:span text:style-name="T2">Infrastruktur</text:span></text:p>
            <text:p text:style-name="P5"><text:span text:style-name="T1"><text:s text:c="18"/></text:span><text:span text:style-name="T1"><text:s text:c="18"/></text:span><text:span text:style-name="T1"><text:s text:c="7"/></text:span><text:span text:style-name="T1">(IaaS)</text:span></text:p>
            <text:p text:style-name="P5"><text:span text:style-name="T1"/></text:p>
            <text:p text:style-name="P6"><text:span text:style-name="T1"><text:s text:c="9"/></text:span><text:span text:style-name="T1">- </text:span><text:span text:style-name="T1">Nutzungszugang </text:span><text:span text:style-name="T1">von </text:span><text:span text:style-name="T1">virtualisierten </text:span><text:span text:style-name="T1">Computerhardware-</text:span><text:span text:style-name="T1">Ressourcen</text:span></text:p>
            <text:p text:style-name="P6"><text:span text:style-name="T1"><text:s text:c="11"/>→ </text:span><text:span text:style-name="T1">Rechnern, Netzen, </text:span><text:span text:style-name="T1">Speicher</text:span></text:p>
            <text:p text:style-name="P6"><text:span text:style-name="T1"><text:s text:c="6"/></text:span><text:span text:style-name="T1">- Gestalten </text:span><text:span text:style-name="T1">der eigenen </text:span><text:span text:style-name="T1">virtuellen </text:span><text:span text:style-name="T1">Computer-Cluster</text:span></text:p>
            <text:p text:style-name="P6"><text:span text:style-name="T1"><text:s text:c="5"/></text:span><text:span text:style-name="T1">- Eigene </text:span><text:span text:style-name="T1">Verantwortung für </text:span><text:span text:style-name="T1">Auswahl, </text:span><text:span text:style-name="T1">Installation und </text:span><text:span text:style-name="T1">den Betrieb der</text:span></text:p>
            <text:p text:style-name="P6"><text:span text:style-name="T1"><text:s text:c="7"/></text:span><text:span text:style-name="T1">Soft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5:57:38.336778654</meta:creation-date>
    <dc:date>2017-01-16T16:56:58.090544143</dc:date>
    <meta:editing-duration>PT11M25S</meta:editing-duration>
    <meta:editing-cycles>7</meta:editing-cycles>
    <meta:generator>LibreOffice/5.2.4.2$Linux_X86_64 LibreOffice_project/20m0$Build-2</meta:generator>
    <meta:document-statistic meta:object-count="6"/>
  </office:meta>
</office:document-meta>
</file>